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74mm"/>
    </style:style>
    <style:style style:name="co2" style:family="table-column">
      <style:table-column-properties fo:break-before="auto" style:column-width="8.34mm"/>
    </style:style>
    <style:style style:name="co3" style:family="table-column">
      <style:table-column-properties fo:break-before="auto" style:column-width="10.94mm"/>
    </style:style>
    <style:style style:name="co4" style:family="table-column">
      <style:table-column-properties fo:break-before="auto" style:column-width="9.21mm"/>
    </style:style>
    <style:style style:name="co5" style:family="table-column">
      <style:table-column-properties fo:break-before="auto" style:column-width="8.63mm"/>
    </style:style>
    <style:style style:name="co6" style:family="table-column">
      <style:table-column-properties fo:break-before="auto" style:column-width="11.5mm"/>
    </style:style>
    <style:style style:name="co7" style:family="table-column">
      <style:table-column-properties fo:break-before="auto" style:column-width="8.91mm"/>
    </style:style>
    <style:style style:name="co8" style:family="table-column">
      <style:table-column-properties fo:break-before="auto" style:column-width="10.07mm"/>
    </style:style>
    <style:style style:name="co9" style:family="table-column">
      <style:table-column-properties fo:break-before="auto" style:column-width="12.95mm"/>
    </style:style>
    <style:style style:name="co10" style:family="table-column">
      <style:table-column-properties fo:break-before="auto" style:column-width="10.35mm"/>
    </style:style>
    <style:style style:name="co11" style:family="table-column">
      <style:table-column-properties fo:break-before="auto" style:column-width="11.22mm"/>
    </style:style>
    <style:style style:name="co12" style:family="table-column">
      <style:table-column-properties fo:break-before="auto" style:column-width="11.8mm"/>
    </style:style>
    <style:style style:name="co13" style:family="table-column">
      <style:table-column-properties fo:break-before="auto" style:column-width="13.53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style:font-name="Liberation Sans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#000000"/>
      <style:text-properties fo:color="#ffffff" style:font-name="Liberation Sans" fo:font-size="8pt" style:font-size-asian="8pt" style:font-size-complex="8pt"/>
    </style:style>
    <style:style style:name="ce9" style:family="table-cell" style:parent-style-name="Default"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ext-properties fo:font-size="8pt" style:font-size-asian="8pt" style:font-size-complex="8pt"/>
    </style:style>
    <style:style style:name="ce11" style:family="table-cell" style:parent-style-name="Default">
      <style:text-properties fo:color="#3c3c3c" style:font-name="Liberation Sans" fo:font-size="8pt" fo:language="none" fo:country="none" style:font-name-asian="Ubuntu" style:font-size-asian="8pt" style:language-asian="none" style:country-asian="none" style:font-name-complex="Ubuntu" style:font-size-complex="8pt" style:language-complex="none" style:country-complex="none"/>
    </style:style>
    <style:style style:name="ce12" style:family="table-cell" style:parent-style-name="Default">
      <style:table-cell-properties fo:border-bottom="none" fo:border-left="0.06pt solid #000000" fo:border-right="none" fo:border-top="0.06pt solid #000000"/>
      <style:text-properties fo:color="#3c3c3c" style:font-name="Liberation Sans" fo:font-size="9pt" fo:language="none" fo:country="none" fo:font-weight="bold" style:font-name-asian="Ubuntu" style:font-size-asian="9pt" style:language-asian="none" style:country-asian="none" style:font-weight-asian="bold" style:font-name-complex="Ubuntu" style:font-size-complex="9pt" style:language-complex="none" style:country-complex="none" style:font-weight-complex="bold"/>
    </style:style>
    <style:style style:name="ce13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order="0.06pt solid #000000"/>
      <style:text-properties style:font-name="Liberation Sans" fo:font-size="8pt" style:font-size-asian="8pt" style:font-size-complex="8pt"/>
    </style:style>
    <style:style style:name="ce15" style:family="table-cell" style:parent-style-name="Default">
      <style:table-cell-properties fo:border-bottom="none" fo:border-left="none" fo:border-right="none" fo:border-top="0.06pt solid #000000"/>
      <style:text-properties style:font-name="Liberation Sans" fo:font-size="8pt" style:font-size-asian="8pt" style:font-size-complex="8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ext-properties style:font-name="Liberation Sans"/>
    </style:style>
    <style:style style:name="ce20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 fo:font-size="8pt" style:font-size-asian="8pt" style:font-size-complex="8pt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</office:automatic-styles>
  <office:body>
    <office:spreadsheet>
      <table:calculation-settings table:automatic-find-labels="false"/>
      <table:table table:name="repor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6" table:default-cell-style-name="ce1"/>
        <table:table-column table:style-name="co13" table:number-columns-repeated="1001" table:default-cell-style-name="ce1"/>
        <table:table-column table:style-name="co13" table:number-columns-repeated="7" table:default-cell-style-name="ce19"/>
        <table:table-row table:style-name="ro1">
          <table:table-cell/>
          <table:table-cell table:style-name="ce3" office:value-type="string" calcext:value-type="string">
            <text:p>Udacity AIND Project 3 Game Agent Run Matches Results – July 2018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Terminal: $python run_match.py -r 100</text:p>
          </table:table-cell>
          <table:table-cell table:number-columns-repeated="8"/>
          <table:table-cell table:style-name="ce19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erminal: $python run_match.py -r 100 -o SELF</text:p>
          </table:table-cell>
          <table:table-cell table:number-columns-repeated="8"/>
          <table:table-cell table:style-name="ce4"/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Opening book On/Off switch is in code file: my_custom_player.py, USE_OPENING_BOOK</text:p>
          </table:table-cell>
          <table:table-cell table:number-columns-repeated="8"/>
          <table:table-cell table:style-name="ce4"/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info extract from matches.log</text:p>
          </table:table-cell>
          <table:table-cell table:number-columns-repeated="8"/>
          <table:table-cell table:style-name="ce4"/>
          <table:table-cell table:number-columns-repeated="1013"/>
        </table:table-row>
        <table:table-row table:style-name="ro1">
          <table:table-cell/>
          <table:table-cell table:style-name="ce4"/>
          <table:table-cell table:number-columns-repeated="8"/>
          <table:table-cell table:style-name="ce4"/>
          <table:table-cell table:number-columns-repeated="1013"/>
        </table:table-row>
        <table:table-row table:style-name="ro1">
          <table:table-cell/>
          <table:table-cell table:style-name="ce5"/>
          <table:table-cell table:style-name="ce12" office:value-type="string" calcext:value-type="string">
            <text:p>Self VS AI Minimax</text:p>
          </table:table-cell>
          <table:table-cell table:style-name="ce15" table:number-columns-repeated="7"/>
          <table:table-cell table:style-name="ce20" office:value-type="string" calcext:value-type="string">
            <text:p>Self VS Self</text:p>
          </table:table-cell>
          <table:table-cell table:style-name="ce15" table:number-columns-repeated="4"/>
          <table:table-cell table:style-name="ce2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3" office:value-type="string" calcext:value-type="string">
            <text:p>Random Opening Moves</text:p>
          </table:table-cell>
          <table:table-cell table:style-name="ce15" table:number-columns-repeated="3"/>
          <table:table-cell table:style-name="ce13" office:value-type="string" calcext:value-type="string">
            <text:p>Opening Book</text:p>
          </table:table-cell>
          <table:table-cell table:style-name="ce15" table:number-columns-repeated="3"/>
          <table:table-cell table:style-name="ce13" office:value-type="string" calcext:value-type="string">
            <text:p>Random Opening Moves</text:p>
          </table:table-cell>
          <table:table-cell table:style-name="ce15" table:number-columns-repeated="2"/>
          <table:table-cell table:style-name="ce13" office:value-type="string" calcext:value-type="string">
            <text:p>Opening Book</text:p>
          </table:table-cell>
          <table:table-cell table:style-name="ce15"/>
          <table:table-cell table:style-name="ce21"/>
          <table:table-cell table:number-columns-repeated="1008"/>
        </table:table-row>
        <table:table-row table:style-name="ro1">
          <table:table-cell table:style-name="ce2"/>
          <table:table-cell table:style-name="ce7" office:value-type="string" calcext:value-type="string">
            <text:p>game</text:p>
          </table:table-cell>
          <table:table-cell table:style-name="ce7" office:value-type="string" calcext:value-type="string">
            <text:p>player1</text:p>
          </table:table-cell>
          <table:table-cell table:style-name="ce16" office:value-type="string" calcext:value-type="string">
            <text:p>m1</text:p>
          </table:table-cell>
          <table:table-cell table:style-name="ce16" office:value-type="string" calcext:value-type="string">
            <text:p>m2</text:p>
          </table:table-cell>
          <table:table-cell table:style-name="ce16" office:value-type="string" calcext:value-type="string">
            <text:p>won</text:p>
          </table:table-cell>
          <table:table-cell table:style-name="ce7" office:value-type="string" calcext:value-type="string">
            <text:p>player1</text:p>
          </table:table-cell>
          <table:table-cell table:style-name="ce16" office:value-type="string" calcext:value-type="string">
            <text:p>m1</text:p>
          </table:table-cell>
          <table:table-cell table:style-name="ce16" office:value-type="string" calcext:value-type="string">
            <text:p>m2</text:p>
          </table:table-cell>
          <table:table-cell table:style-name="ce16" office:value-type="string" calcext:value-type="string">
            <text:p>won</text:p>
          </table:table-cell>
          <table:table-cell table:style-name="ce7" office:value-type="string" calcext:value-type="string">
            <text:p>player1</text:p>
          </table:table-cell>
          <table:table-cell table:style-name="ce16" office:value-type="string" calcext:value-type="string">
            <text:p>m1</text:p>
          </table:table-cell>
          <table:table-cell table:style-name="ce16" office:value-type="string" calcext:value-type="string">
            <text:p>m2</text:p>
          </table:table-cell>
          <table:table-cell table:style-name="ce7" office:value-type="string" calcext:value-type="string">
            <text:p>player1</text:p>
          </table:table-cell>
          <table:table-cell table:style-name="ce16" office:value-type="string" calcext:value-type="string">
            <text:p>m1</text:p>
          </table:table-cell>
          <table:table-cell table:style-name="ce22" office:value-type="string" calcext:value-type="string">
            <text:p>m2</text:p>
          </table:table-cell>
          <table:table-cell table:style-name="ce19"/>
          <table:table-cell table:style-name="ce2" table:number-columns-repeated="1000"/>
          <table:table-cell table:style-name="ce23" table:number-columns-repeated="5"/>
          <table:table-cell table:number-columns-repeated="2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5" calcext:value-type="float">
            <text:p>5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6" calcext:value-type="float">
            <text:p>6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01" calcext:value-type="float">
            <text:p>10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7" calcext:value-type="float">
            <text:p>7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08" calcext:value-type="float">
            <text:p>10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101" calcext:value-type="float">
            <text:p>10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108" calcext:value-type="float">
            <text:p>108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8" calcext:value-type="float">
            <text:p>18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9" calcext:value-type="float">
            <text:p>19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20" calcext:value-type="float">
            <text:p>2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21" calcext:value-type="float">
            <text:p>2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22" calcext:value-type="float">
            <text:p>22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23" calcext:value-type="float">
            <text:p>23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24" calcext:value-type="float">
            <text:p>24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25" calcext:value-type="float">
            <text:p>25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26" calcext:value-type="float">
            <text:p>26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27" calcext:value-type="float">
            <text:p>27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28" calcext:value-type="float">
            <text:p>28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29" calcext:value-type="float">
            <text:p>29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34" calcext:value-type="float">
            <text:p>34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30" calcext:value-type="float">
            <text:p>3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06" calcext:value-type="float">
            <text:p>106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31" calcext:value-type="float">
            <text:p>3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32" calcext:value-type="float">
            <text:p>32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33" calcext:value-type="float">
            <text:p>33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34" calcext:value-type="float">
            <text:p>34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35" calcext:value-type="float">
            <text:p>35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101" calcext:value-type="float">
            <text:p>10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36" calcext:value-type="float">
            <text:p>36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37" calcext:value-type="float">
            <text:p>37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38" calcext:value-type="float">
            <text:p>38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39" calcext:value-type="float">
            <text:p>39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40" calcext:value-type="float">
            <text:p>4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41" calcext:value-type="float">
            <text:p>4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42" calcext:value-type="float">
            <text:p>42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106" calcext:value-type="float">
            <text:p>1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43" calcext:value-type="float">
            <text:p>43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44" calcext:value-type="float">
            <text:p>44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45" calcext:value-type="float">
            <text:p>45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46" calcext:value-type="float">
            <text:p>46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47" calcext:value-type="float">
            <text:p>47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48" calcext:value-type="float">
            <text:p>48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49" calcext:value-type="float">
            <text:p>49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50" calcext:value-type="float">
            <text:p>5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51" calcext:value-type="float">
            <text:p>5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52" calcext:value-type="float">
            <text:p>52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53" calcext:value-type="float">
            <text:p>53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54" calcext:value-type="float">
            <text:p>54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55" calcext:value-type="float">
            <text:p>55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56" calcext:value-type="float">
            <text:p>56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57" calcext:value-type="float">
            <text:p>57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114" calcext:value-type="float">
            <text:p>114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58" calcext:value-type="float">
            <text:p>58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59" calcext:value-type="float">
            <text:p>59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60" calcext:value-type="float">
            <text:p>6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61" calcext:value-type="float">
            <text:p>6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62" calcext:value-type="float">
            <text:p>62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63" calcext:value-type="float">
            <text:p>63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14" calcext:value-type="float">
            <text:p>114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64" calcext:value-type="float">
            <text:p>64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01" calcext:value-type="float">
            <text:p>10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08" calcext:value-type="float">
            <text:p>10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65" calcext:value-type="float">
            <text:p>65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18" calcext:value-type="float">
            <text:p>1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66" calcext:value-type="float">
            <text:p>66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67" calcext:value-type="float">
            <text:p>67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68" calcext:value-type="float">
            <text:p>68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06" calcext:value-type="float">
            <text:p>10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69" calcext:value-type="float">
            <text:p>69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70" calcext:value-type="float">
            <text:p>7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71" calcext:value-type="float">
            <text:p>7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72" calcext:value-type="float">
            <text:p>72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73" calcext:value-type="float">
            <text:p>73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74" calcext:value-type="float">
            <text:p>74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101" calcext:value-type="float">
            <text:p>10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75" calcext:value-type="float">
            <text:p>75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76" calcext:value-type="float">
            <text:p>76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77" calcext:value-type="float">
            <text:p>77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78" calcext:value-type="float">
            <text:p>78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79" calcext:value-type="float">
            <text:p>79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14" calcext:value-type="float">
            <text:p>114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80" calcext:value-type="float">
            <text:p>8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81" calcext:value-type="float">
            <text:p>8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82" calcext:value-type="float">
            <text:p>82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83" calcext:value-type="float">
            <text:p>83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84" calcext:value-type="float">
            <text:p>84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office:value-type="float" office:value="106" calcext:value-type="float">
            <text:p>10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85" calcext:value-type="float">
            <text:p>85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86" calcext:value-type="float">
            <text:p>86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87" calcext:value-type="float">
            <text:p>87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88" calcext:value-type="float">
            <text:p>88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89" calcext:value-type="float">
            <text:p>89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90" calcext:value-type="float">
            <text:p>9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91" calcext:value-type="float">
            <text:p>9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92" calcext:value-type="float">
            <text:p>92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93" calcext:value-type="float">
            <text:p>93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94" calcext:value-type="float">
            <text:p>94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95" calcext:value-type="float">
            <text:p>95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96" calcext:value-type="float">
            <text:p>96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97" calcext:value-type="float">
            <text:p>97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98" calcext:value-type="float">
            <text:p>98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99" calcext:value-type="float">
            <text:p>99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00" calcext:value-type="float">
            <text:p>10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01" calcext:value-type="float">
            <text:p>10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02" calcext:value-type="float">
            <text:p>102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03" calcext:value-type="float">
            <text:p>103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04" calcext:value-type="float">
            <text:p>104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05" calcext:value-type="float">
            <text:p>105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06" calcext:value-type="float">
            <text:p>106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07" calcext:value-type="float">
            <text:p>107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08" calcext:value-type="float">
            <text:p>108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09" calcext:value-type="float">
            <text:p>109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114" calcext:value-type="float">
            <text:p>114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10" calcext:value-type="float">
            <text:p>11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11" calcext:value-type="float">
            <text:p>11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12" calcext:value-type="float">
            <text:p>112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06" calcext:value-type="float">
            <text:p>10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13" calcext:value-type="float">
            <text:p>113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108" calcext:value-type="float">
            <text:p>10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14" calcext:value-type="float">
            <text:p>114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15" calcext:value-type="float">
            <text:p>115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16" calcext:value-type="float">
            <text:p>116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01" calcext:value-type="float">
            <text:p>10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17" calcext:value-type="float">
            <text:p>117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18" calcext:value-type="float">
            <text:p>118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19" calcext:value-type="float">
            <text:p>119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20" calcext:value-type="float">
            <text:p>12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21" calcext:value-type="float">
            <text:p>12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22" calcext:value-type="float">
            <text:p>122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23" calcext:value-type="float">
            <text:p>123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108" calcext:value-type="float">
            <text:p>108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24" calcext:value-type="float">
            <text:p>124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25" calcext:value-type="float">
            <text:p>125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108" calcext:value-type="float">
            <text:p>108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26" calcext:value-type="float">
            <text:p>126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27" calcext:value-type="float">
            <text:p>127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28" calcext:value-type="float">
            <text:p>128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29" calcext:value-type="float">
            <text:p>129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114" calcext:value-type="float">
            <text:p>114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30" calcext:value-type="float">
            <text:p>13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14" calcext:value-type="float">
            <text:p>114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31" calcext:value-type="float">
            <text:p>13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32" calcext:value-type="float">
            <text:p>132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33" calcext:value-type="float">
            <text:p>133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34" calcext:value-type="float">
            <text:p>134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14" calcext:value-type="float">
            <text:p>114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35" calcext:value-type="float">
            <text:p>135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36" calcext:value-type="float">
            <text:p>136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14" calcext:value-type="float">
            <text:p>114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37" calcext:value-type="float">
            <text:p>137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38" calcext:value-type="float">
            <text:p>138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39" calcext:value-type="float">
            <text:p>139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108" calcext:value-type="float">
            <text:p>108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40" calcext:value-type="float">
            <text:p>14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41" calcext:value-type="float">
            <text:p>14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42" calcext:value-type="float">
            <text:p>142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43" calcext:value-type="float">
            <text:p>143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44" calcext:value-type="float">
            <text:p>144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45" calcext:value-type="float">
            <text:p>145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46" calcext:value-type="float">
            <text:p>146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47" calcext:value-type="float">
            <text:p>147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48" calcext:value-type="float">
            <text:p>148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49" calcext:value-type="float">
            <text:p>149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50" calcext:value-type="float">
            <text:p>15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51" calcext:value-type="float">
            <text:p>15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06" calcext:value-type="float">
            <text:p>106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52" calcext:value-type="float">
            <text:p>152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53" calcext:value-type="float">
            <text:p>153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54" calcext:value-type="float">
            <text:p>154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08" calcext:value-type="float">
            <text:p>10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55" calcext:value-type="float">
            <text:p>155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56" calcext:value-type="float">
            <text:p>156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57" calcext:value-type="float">
            <text:p>157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58" calcext:value-type="float">
            <text:p>158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59" calcext:value-type="float">
            <text:p>159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08" calcext:value-type="float">
            <text:p>10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60" calcext:value-type="float">
            <text:p>16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06" calcext:value-type="float">
            <text:p>10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61" calcext:value-type="float">
            <text:p>16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62" calcext:value-type="float">
            <text:p>162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08" calcext:value-type="float">
            <text:p>10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63" calcext:value-type="float">
            <text:p>163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64" calcext:value-type="float">
            <text:p>164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01" calcext:value-type="float">
            <text:p>10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65" calcext:value-type="float">
            <text:p>165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66" calcext:value-type="float">
            <text:p>166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08" calcext:value-type="float">
            <text:p>108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14" calcext:value-type="float">
            <text:p>11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67" calcext:value-type="float">
            <text:p>167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68" calcext:value-type="float">
            <text:p>168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69" calcext:value-type="float">
            <text:p>169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70" calcext:value-type="float">
            <text:p>17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71" calcext:value-type="float">
            <text:p>17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72" calcext:value-type="float">
            <text:p>172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73" calcext:value-type="float">
            <text:p>173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74" calcext:value-type="float">
            <text:p>174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75" calcext:value-type="float">
            <text:p>175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76" calcext:value-type="float">
            <text:p>176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14" calcext:value-type="float">
            <text:p>114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77" calcext:value-type="float">
            <text:p>177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78" calcext:value-type="float">
            <text:p>178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79" calcext:value-type="float">
            <text:p>179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80" calcext:value-type="float">
            <text:p>18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81" calcext:value-type="float">
            <text:p>18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82" calcext:value-type="float">
            <text:p>182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83" calcext:value-type="float">
            <text:p>183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101" calcext:value-type="float">
            <text:p>101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84" calcext:value-type="float">
            <text:p>184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85" calcext:value-type="float">
            <text:p>185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86" calcext:value-type="float">
            <text:p>186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float" office:value="114" calcext:value-type="float">
            <text:p>11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87" calcext:value-type="float">
            <text:p>187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88" calcext:value-type="float">
            <text:p>188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89" calcext:value-type="float">
            <text:p>189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90" calcext:value-type="float">
            <text:p>19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91" calcext:value-type="float">
            <text:p>19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92" calcext:value-type="float">
            <text:p>192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93" calcext:value-type="float">
            <text:p>193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94" calcext:value-type="float">
            <text:p>194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43" calcext:value-type="float">
            <text:p>4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95" calcext:value-type="float">
            <text:p>195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96" calcext:value-type="float">
            <text:p>196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97" calcext:value-type="float">
            <text:p>197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98" calcext:value-type="float">
            <text:p>198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199" calcext:value-type="float">
            <text:p>199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I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table:style-name="ce8" office:value-type="float" office:value="200" calcext:value-type="float">
            <text:p>20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08" calcext:value-type="float">
            <text:p>108</text:p>
          </table:table-cell>
          <table:table-cell table:style-name="ce14" office:value-type="string" calcext:value-type="string">
            <text:p>Self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9"/>
          <table:table-cell table:number-columns-repeated="1007"/>
        </table:table-row>
        <table:table-row table:style-name="ro1">
          <table:table-cell table:number-columns-repeated="4"/>
          <table:table-cell table:style-name="ce17" office:value-type="string" calcext:value-type="string">
            <text:p>Winning Rate %:</text:p>
          </table:table-cell>
          <table:table-cell table:style-name="ce18" table:formula="of:=(SUM([.F10:.F209])/200)*100" office:value-type="float" office:value="47.5" calcext:value-type="float">
            <text:p>47.5</text:p>
          </table:table-cell>
          <table:table-cell table:number-columns-repeated="2"/>
          <table:table-cell table:style-name="ce17" office:value-type="string" calcext:value-type="string">
            <text:p>Winning Rate %:</text:p>
          </table:table-cell>
          <table:table-cell table:style-name="ce18" table:formula="of:=(SUM([.J10:.J209])/200)*100" office:value-type="float" office:value="56.5" calcext:value-type="float">
            <text:p>56.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3" office:value-type="string" calcext:value-type="string">
            <text:p><text:s text:c="3"/>The winning rate has increased using opening book.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Report Question and Answers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Q1A. Describe your process for collecting statistics to build your opening book. 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The opening book follow the same logic as the lessons, by building a table that maps [gamestate] = best action</text:p>
          </table:table-cell>
          <table:table-cell table:style-name="ce4" table:number-columns-repeated="15"/>
          <table:table-cell table:number-columns-repeated="1007"/>
        </table:table-row>
        <table:table-row table:style-name="ro1">
          <table:table-cell/>
          <table:table-cell table:style-name="ce10" office:value-type="string" calcext:value-type="string">
            <text:p>Each action is selected randomly. There is no evaluation to determine which state action is better than another, except when </text:p>
          </table:table-cell>
          <table:table-cell table:style-name="ce4" table:number-columns-repeated="15"/>
          <table:table-cell table:number-columns-repeated="1007"/>
        </table:table-row>
        <table:table-row table:style-name="ro1">
          <table:table-cell/>
          <table:table-cell table:style-name="ce10" office:value-type="string" calcext:value-type="string">
            <text:p>the game ends with a winner.</text:p>
          </table:table-cell>
          <table:table-cell table:style-name="ce4" table:number-columns-repeated="15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There can be more than one action per state, the action that accumulates the most wins for the active player will be saved </text:p>
          </table:table-cell>
          <table:table-cell table:style-name="ce4" table:number-columns-repeated="15"/>
          <table:table-cell table:number-columns-repeated="1007"/>
        </table:table-row>
        <table:table-row table:style-name="ro1">
          <table:table-cell/>
          <table:table-cell table:style-name="ce10" office:value-type="string" calcext:value-type="string">
            <text:p>into the opening book.</text:p>
          </table:table-cell>
          <table:table-cell table:style-name="ce4" table:number-columns-repeated="15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This uses raw win counts, which are a poor statistic to estimate the value of an action, i have not used a better statistics</text:p>
          </table:table-cell>
          <table:table-cell table:style-name="ce4" table:number-columns-repeated="15"/>
          <table:table-cell table:number-columns-repeated="1007"/>
        </table:table-row>
        <table:table-row table:style-name="ro1">
          <table:table-cell/>
          <table:table-cell table:style-name="ce10" office:value-type="string" calcext:value-type="string">
            <text:p>method. </text:p>
          </table:table-cell>
          <table:table-cell table:style-name="ce4" table:number-columns-repeated="15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The large number of rounds i used, about 6 million, is the key of building the opening book, by simulate enough games. </text:p>
          </table:table-cell>
          <table:table-cell table:style-name="ce4" table:number-columns-repeated="15"/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ach round is a new isolation game, a new blank state, the chosen action for each game state is selected totally at random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 the end, I have not manually used the centre cell 57 of the board as the 'possible' initial advantage, as i think it is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t a definite advantage, i wanted completely random choices without human interference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lso i have not used minimax or alpha beta pruning algorithms when building the opening book, as to my understanding, <text:s/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se algorithms will select its best move all the time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iven a state, the algorithm will almost certain to select one same move action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ut randomly select an action give equal opportunity of each action to simulate the game and see if it is a good move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This is only my intuition, not proven!)</text:p>
          </table:table-cell>
          <table:table-cell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>
            <text:p>Q1B. How did you choose states to sample?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or the report requirement,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 only need to concentrate on the opening moves, that is the first two states in the game logs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hen player 1 is Self (CustomerPlayer), the self player can select the very first move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hen player 2 is Self (CustomerPlayer), the self player will respond to AI first opening move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>
            <text:p>Q2A. And how did you perform rollouts to determine a winner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nce the run_matches completed,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winning rate above 50% means Self (CustomerPlayer) is the winner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winning rate below 50% means AI (Minimax depth=3) is the winner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winning rate of 50% means the current number of rounds is not enough to determine which player is better,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sider increase number of rounds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 most run matches, the winning rate never be right on 50%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tice: In my code, i have also used depth=3, as increasing the depth to 4 will naturally be better than depth of 3,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 want to make sure the depth are the same for both AI and my code, so the algo winning performance can be measured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>
            <text:p>Q2B. What opening moves does your book suggest are most effective on an empty board for player 1 and what is 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player 2's best reply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most effective move on an empty board for player 1 is 57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layer 2's best reply is 58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f Self player is player 1, the opening book always select 57, the centre cell, the first move for player 1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f Self player is player 2, the opening book always select 58 as the reply if the first move is 57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tice 58 is right next to the centre cell, west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 Self VS AI minimax, AI player 2's reply to first move 57 is a random choice, because in get_action(), the first two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ves are selected randomly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Opening book Summar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>
            <text:p>Building the opening book</text:p>
          </table:table-cell>
          <table:table-cell table:number-columns-repeated="1022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un_match.p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hen running run_match.py, the project already provided code to save all the game play stats in matches.log in the root dir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info i need from matches.log for report requirements are the first two opening moves in each game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ut to extract the info, the state action position, if manually done i will need to search, copy and paste text line by line onto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 spreadsheet. 100 round = 200 games, running 4 different mode combinations, this adds up to 800 copy and paste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d if i make a mistake, then its possible redo the task all over again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 solve this problem, i have written a simple program to extract just the first 2 moves of each game.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Program file: analysis_matches_logs.p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d i run this 4 times, each time after run_match.py completed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python run_match.py -r 100 (Self vs AI, not using opening book, flag in cod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$python analysis_matches_logs.p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py and paste all text into spreadshe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python run_match.py -r 100 (Self vs AI, using opening book, flag in cod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$python analysis_matches_logs.p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py and paste all text into spreadshe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python run_match.py -r 100 -o SELF (Self vs Self, not using opening book, flag in cod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$python analysis_matches_logs.p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py and paste all text into spreadshe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python run_match.py -r 100 -o SELF (Self vs Self, using opening book, flag in cod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$python analysis_matches_logs.p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py and paste all text into spreadshe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>
            <text:p>Parameters tweaking - Rounds and Dept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 have run the code to build the opening book about 30 times, each with different combinations of number of rounds + depth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lso, the code have adjust slightly between the builds, like adding centre cell 57, and taking it out and see the effects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 have experimented with rounds from 10K to 50 million, and depth from 3 to 50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>
            <text:p>Speed Performa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s i increases the number of depth, the time required to build the opening book grow exponentially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 speed up the process, i have moved the opening book code to a new file, and use pypy3 to build the opening book, it is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n average 5 times faster than normal python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 one time, the opening book is built with depth of 5, with 50 millions round took 7 hours to complete using pypy3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 the end, i have selected a lighter version of the opening book, built with 6 million rounds and depth of 4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s the winning rate does not change much with difference in depth by 1, and it only took 332 seconds to built it using pypy3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>
            <text:p>Test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ach time the opening book is completed, I have tested it playing against the AI minimax with default depth of 3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>
            <text:p>Winning Sta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uring opening book testing, the run result are saved in matches.log, in there i can see what moves are chosen by th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pening book for the first few moves, especially opening first move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 have also used code to visualize the board when executing run_matches.py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bstate = DebugState.from_state(state)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nt (dbstate)</text:p>
          </table:table-cell>
          <table:table-cell table:number-columns-repeated="1022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02:11:31.292166360</meta:creation-date>
    <dc:date>2018-07-24T20:24:40.982747448</dc:date>
    <meta:editing-duration>PT16H7M31S</meta:editing-duration>
    <meta:editing-cycles>64</meta:editing-cycles>
    <meta:generator>LibreOffice/5.1.6.2$Linux_X86_64 LibreOffice_project/10m0$Build-2</meta:generator>
    <meta:document-statistic meta:table-count="1" meta:cell-count="3114" meta:object-count="0"/>
  </office:meta>
</office:document-meta>
</file>